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75945">
            <text:p>75945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71252">
            <text:p>71252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68941">
            <text:p>68941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66624">
            <text:p>66624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64928">
            <text:p>64928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63120">
            <text:p>63120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60498">
            <text:p>60498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57576">
            <text:p>57576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54543">
            <text:p>54543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51600">
            <text:p>51600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48877">
            <text:p>48877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47055">
            <text:p>47055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44927">
            <text:p>44927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42727">
            <text:p>42727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40164">
            <text:p>40164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38092">
            <text:p>38092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37130">
            <text:p>37130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35435">
            <text:p>35435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34211">
            <text:p>34211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32534">
            <text:p>32534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30455">
            <text:p>30455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8470">
            <text:p>2847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6491">
            <text:p>26491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24392">
            <text:p>24392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22837">
            <text:p>22837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21815">
            <text:p>21815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20996">
            <text:p>20996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9758">
            <text:p>1975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8278">
            <text:p>1827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6847">
            <text:p>16847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5729">
            <text:p>15729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4620">
            <text:p>14620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3030">
            <text:p>1303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2384">
            <text:p>12384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0950">
            <text:p>10950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10361">
            <text:p>10361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9362">
            <text:p>9362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8326">
            <text:p>832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7024">
            <text:p>7024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7024">
            <text:p>7024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6072">
            <text:p>607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4440">
            <text:p>444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4440">
            <text:p>444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4025">
            <text:p>4025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2941">
            <text:p>2941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2749">
            <text:p>2749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966">
            <text:p>1966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44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44:47.56</dc:date>
    <meta:editing-duration>PT1M22S</meta:editing-duration>
    <meta:editing-cycles>2</meta:editing-cycles>
    <meta:generator>OpenOffice/4.1.2$Win32 OpenOffice.org_project/412m3$Build-9782</meta:generator>
    <meta:document-statistic meta:table-count="3" meta:cell-count="200" meta:object-count="0"/>
  </office:meta>
</office:document-meta>
</file>